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f0c" officeooo:paragraph-rsid="0011df0c"/>
    </style:style>
    <style:style style:name="P2" style:family="paragraph" style:parent-style-name="Standard">
      <style:text-properties officeooo:rsid="0011df0c" officeooo:paragraph-rsid="00197dbc"/>
    </style:style>
    <style:style style:name="P3" style:family="paragraph" style:parent-style-name="Standard">
      <style:text-properties officeooo:rsid="0011df0c" officeooo:paragraph-rsid="001c456d"/>
    </style:style>
    <style:style style:name="P4" style:family="paragraph" style:parent-style-name="Standard">
      <style:text-properties officeooo:rsid="0011df0c" officeooo:paragraph-rsid="001c56dc"/>
    </style:style>
    <style:style style:name="P5" style:family="paragraph" style:parent-style-name="Standard">
      <style:text-properties officeooo:rsid="0011df0c" officeooo:paragraph-rsid="001e4a24"/>
    </style:style>
    <style:style style:name="P6" style:family="paragraph" style:parent-style-name="Standard">
      <style:text-properties officeooo:rsid="0011df0c" officeooo:paragraph-rsid="001ef7c5"/>
    </style:style>
    <style:style style:name="P7" style:family="paragraph" style:parent-style-name="Standard">
      <style:text-properties officeooo:rsid="00128af6" officeooo:paragraph-rsid="00128af6"/>
    </style:style>
    <style:style style:name="P8" style:family="paragraph" style:parent-style-name="Standard">
      <style:text-properties officeooo:rsid="00128af6" officeooo:paragraph-rsid="0012999b"/>
    </style:style>
    <style:style style:name="P9" style:family="paragraph" style:parent-style-name="Standard">
      <style:text-properties officeooo:rsid="00128af6" officeooo:paragraph-rsid="0015c18b"/>
    </style:style>
    <style:style style:name="P10" style:family="paragraph" style:parent-style-name="Standard">
      <style:text-properties officeooo:rsid="00128af6" officeooo:paragraph-rsid="0017a0b4"/>
    </style:style>
    <style:style style:name="P11" style:family="paragraph" style:parent-style-name="Standard">
      <style:text-properties officeooo:rsid="0012999b" officeooo:paragraph-rsid="0012999b"/>
    </style:style>
    <style:style style:name="P12" style:family="paragraph" style:parent-style-name="Standard">
      <style:text-properties officeooo:rsid="00136e64" officeooo:paragraph-rsid="00136e64"/>
    </style:style>
    <style:style style:name="P13" style:family="paragraph" style:parent-style-name="Standard">
      <style:text-properties fo:font-weight="bold" officeooo:rsid="0015c18b" officeooo:paragraph-rsid="0015c18b" style:font-weight-asian="bold" style:font-weight-complex="bold"/>
    </style:style>
    <style:style style:name="P14" style:family="paragraph" style:parent-style-name="Standard">
      <style:text-properties fo:font-weight="bold" officeooo:rsid="0018730b" officeooo:paragraph-rsid="0018730b" style:font-weight-asian="bold" style:font-weight-complex="bold"/>
    </style:style>
    <style:style style:name="P15" style:family="paragraph" style:parent-style-name="Standard">
      <style:text-properties officeooo:rsid="001bc6a3" officeooo:paragraph-rsid="001bc6a3"/>
    </style:style>
    <style:style style:name="P16" style:family="paragraph" style:parent-style-name="Standard">
      <style:text-properties officeooo:rsid="001c56dc" officeooo:paragraph-rsid="001c56dc"/>
    </style:style>
    <style:style style:name="P17" style:family="paragraph" style:parent-style-name="Standard">
      <style:text-properties style:text-underline-style="none" officeooo:rsid="001c56dc" officeooo:paragraph-rsid="001c56dc"/>
    </style:style>
    <style:style style:name="P18" style:family="paragraph" style:parent-style-name="Standard">
      <style:text-properties style:text-underline-style="none" officeooo:rsid="001e4a24" officeooo:paragraph-rsid="001e4a24"/>
    </style:style>
    <style:style style:name="P19" style:family="paragraph" style:parent-style-name="Standard">
      <style:text-properties style:text-underline-style="none" officeooo:rsid="001ef7c5" officeooo:paragraph-rsid="001ef7c5"/>
    </style:style>
    <style:style style:name="P20" style:family="paragraph" style:parent-style-name="Standard">
      <style:text-properties fo:font-weight="normal" officeooo:rsid="0017a0b4" officeooo:paragraph-rsid="0018730b" style:font-weight-asian="normal" style:font-weight-complex="normal"/>
    </style:style>
    <style:style style:name="P21" style:family="paragraph" style:parent-style-name="Standard">
      <style:text-properties fo:font-weight="normal" officeooo:rsid="0011df0c" officeooo:paragraph-rsid="00197dbc" style:font-weight-asian="normal" style:font-weight-complex="normal"/>
    </style:style>
    <style:style style:name="P22" style:family="paragraph" style:parent-style-name="Standard">
      <style:text-properties fo:font-weight="normal" officeooo:rsid="0011df0c" officeooo:paragraph-rsid="001c56dc" style:font-weight-asian="normal" style:font-weight-complex="normal"/>
    </style:style>
    <style:style style:name="P23" style:family="paragraph" style:parent-style-name="Standard">
      <style:text-properties fo:font-weight="normal" officeooo:rsid="001bc6a3" officeooo:paragraph-rsid="001bc6a3" style:font-weight-asian="normal" style:font-weight-complex="normal"/>
    </style:style>
    <style:style style:name="P24" style:family="paragraph" style:parent-style-name="Standard">
      <style:text-properties fo:font-weight="bold" officeooo:rsid="0011df0c" officeooo:paragraph-rsid="00197dbc" style:font-weight-asian="bold" style:font-weight-complex="bold"/>
    </style:style>
    <style:style style:name="P25" style:family="paragraph" style:parent-style-name="Standard">
      <style:text-properties style:text-underline-style="none" fo:font-weight="normal" officeooo:rsid="001c56dc" officeooo:paragraph-rsid="001c56dc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c56dc" officeooo:paragraph-rsid="001e4a24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1df0c" officeooo:paragraph-rsid="001c56dc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11df0c" officeooo:paragraph-rsid="001e4a24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11df0c" officeooo:paragraph-rsid="001ef7c5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1ef7c5" officeooo:paragraph-rsid="001ef7c5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1fa37f" officeooo:paragraph-rsid="001fa37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a0b4" style:font-weight-asian="bold" style:font-weight-complex="bold"/>
    </style:style>
    <style:style style:name="T3" style:family="text">
      <style:text-properties officeooo:rsid="0011df0c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5c18b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officeooo:rsid="0017a0b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7a0b4" style:font-weight-asian="normal" style:font-weight-complex="normal"/>
    </style:style>
    <style:style style:name="T10" style:family="text">
      <style:text-properties fo:font-weight="normal" officeooo:rsid="001bc6a3" style:font-weight-asian="normal" style:font-weight-complex="normal"/>
    </style:style>
    <style:style style:name="T11" style:family="text">
      <style:text-properties fo:font-weight="normal" officeooo:rsid="001c56dc" style:font-weight-asian="normal" style:font-weight-complex="normal"/>
    </style:style>
    <style:style style:name="T12" style:family="text">
      <style:text-properties fo:font-weight="normal" officeooo:rsid="001e4a24" style:font-weight-asian="normal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1c56dc" style:font-weight-asian="normal" style:font-weight-complex="normal"/>
    </style:style>
    <style:style style:name="T15" style:family="text">
      <style:text-properties style:text-underline-style="none" fo:font-weight="normal" officeooo:rsid="001e4a24" style:font-weight-asian="normal" style:font-weight-complex="normal"/>
    </style:style>
    <style:style style:name="T16" style:family="text">
      <style:text-properties style:text-underline-style="none" fo:font-weight="normal" officeooo:rsid="001ef7c5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<text:tab/>tolower (int c)</text:p>
      <text:p text:style-name="P1">{</text:p>
      <text:p text:style-name="P1"><text:tab/>return c &gt;= -128 &amp;&amp; c &lt; 256 ? __ctype_tolower[c] : c;</text:p>
      <text:p text:style-name="P1">}</text:p>
      <text:p text:style-name="P1"/>
      <text:p text:style-name="P1"><text:span text:style-name="T1">Перепишем</text:span>:</text:p>
      <text:p text:style-name="P1">int<text:tab/>tolower (int c)</text:p>
      <text:p text:style-name="P1">{</text:p>
      <text:p text:style-name="P1"><text:tab/>if ( (c &gt;= -128) &amp;&amp; (c &lt; 256))</text:p>
      <text:p text:style-name="P1"><text:tab/><text:tab/>return (__ctype_tolower[c]);</text:p>
      <text:p text:style-name="P1"><text:tab/>else</text:p>
      <text:p text:style-name="P1"><text:tab/><text:tab/>return (c);</text:p>
      <text:p text:style-name="P1">}</text:p>
      <text:p text:style-name="P1"/>
      <text:p text:style-name="P7"><text:span text:style-name="T1">Что такое</text:span> <text:span text:style-name="T3">__ctype_tolower[c]</text:span></text:p>
      <text:p text:style-name="P11">const int *__ctype_tolower;</text:p>
      <text:p text:style-name="P12">из </text:p>
      <text:p text:style-name="P12">struct __locale_struct</text:p>
      <text:p text:style-name="P12">{</text:p>
      <text:p text:style-name="P12"><text:tab/>/* Note: LC_ALL is not a valid index into this array. <text:s/>*/</text:p>
      <text:p text:style-name="P12"><text:tab/>struct __locale_data *__locales[13]; /* 13 = __LC_LAST. */</text:p>
      <text:p text:style-name="P12"><text:tab/>/* To increase the speed of this solution we add some special members. <text:s/>*/</text:p>
      <text:p text:style-name="P12"><text:tab/>const unsigned short int *__ctype_b;</text:p>
      <text:p text:style-name="P12"><text:tab/><text:span text:style-name="T4">const int *__ctype_tolower;</text:span></text:p>
      <text:p text:style-name="P12"><text:tab/>const int *__ctype_toupper;</text:p>
      <text:p text:style-name="P12"><text:tab/>/* Note: LC_ALL is not a valid index into this array. <text:s/>*/</text:p>
      <text:p text:style-name="P12"><text:tab/> const char *__names[13];</text:p>
      <text:p text:style-name="P12">};</text:p>
      <text:p text:style-name="P7">__ctype_tolower = current (int32_t, TOLOWER, <text:span text:style-name="Variable">128</text:span>);</text:p>
      <text:p text:style-name="P7"/>
      <text:p text:style-name="P8"><text:span text:style-name="T1">Что такое</text:span> <text:s/>current</text:p>
      <text:p text:style-name="P9">#define current(type,x,offset)<text:tab/><text:tab/><text:span text:style-name="T5">\</text:span></text:p>
      <text:p text:style-name="P9"><text:span text:style-name="T6">(</text:span><text:span text:style-name="T1">(</text:span>const type *<text:span text:style-name="T1">)</text:span> _NL_CURRENT <text:span text:style-name="T1">(</text:span>LC_CTYPE, _NL_CTYPE_##x<text:span text:style-name="T1">)</text:span> + offset<text:span text:style-name="T6">)</text:span></text:p>
      <text:p text:style-name="P7"/>
      <text:p text:style-name="P13">Тогда</text:p>
      <text:p text:style-name="P9">__ctype_tolower = current (int32_t, TOLOWER, <text:span text:style-name="Variable">128</text:span>);</text:p>
      <text:p text:style-name="P13">превращается</text:p>
      <text:p text:style-name="P10">__ctype_tolower = (const int32_t *) _NL_CURRENT <text:span text:style-name="T1">(</text:span>LC_CTYPE, _NL_CTYPE_TOLOWER<text:span text:style-name="T1">) </text:span><text:span text:style-name="T2">+ </text:span><text:span text:style-name="T9">128</text:span></text:p>
      <text:p text:style-name="P14"><text:span text:style-name="T7">Е</text:span>щё попалось такое:</text:p>
      <text:p text:style-name="P20">#define </text:p>
      <text:p text:style-name="P20">__ctype_tolower ((int32_t *) _NL_CURRENT (LC_CTYPE, _NL_CTYPE_TOLOWER) + 128)</text:p>
      <text:p text:style-name="P14"><text:span text:style-name="T7">т</text:span>огда это не равенство, а замена литерала</text:p>
      <text:p text:style-name="P24"/>
      <text:p text:style-name="P2"><text:span text:style-name="T1">Перепишем</text:span>:</text:p>
      <text:p text:style-name="P2">int<text:tab/>tolower (int c)</text:p>
      <text:p text:style-name="P2">{</text:p>
      <text:p text:style-name="P2"><text:tab/>if ( (c &gt;= -128) &amp;&amp; (c &lt; 256))</text:p>
      <text:p text:style-name="P3"><text:tab/><text:tab/>return (<text:span text:style-name="T9">((int32_t *) _NL_CURRENT (LC_CTYPE, </text:span><text:span text:style-name="T10">_NL_CTYPE_TOLOWER</text:span><text:span text:style-name="T9">) + 128)</text:span>[c]);</text:p>
      <text:p text:style-name="P2"><text:tab/>else</text:p>
      <text:p text:style-name="P2"><text:tab/><text:tab/>return (c);</text:p>
      <text:p text:style-name="P21"><text:soft-page-break/>}</text:p>
      <text:p text:style-name="P21"/>
      <text:p text:style-name="P15"><text:span text:style-name="T1">Где</text:span><text:span text:style-name="T8"> _NL_CTYPE_TOLOWER есть результат замены и энумерации:</text:span></text:p>
      <text:p text:style-name="P23">enum</text:p>
      <text:p text:style-name="P23">{</text:p>
      <text:p text:style-name="P15"><text:s/>_NL_CTYPE_CLASS = _NL_ITEM (__LC_CTYPE, 0),</text:p>
      <text:p text:style-name="P15"><text:s text:c="2"/>_NL_CTYPE_TOUPPER,</text:p>
      <text:p text:style-name="P15"><text:s text:c="2"/>_NL_CTYPE_GAP1,</text:p>
      <text:p text:style-name="P15">_NL_CTYPE_TOLOWER,</text:p>
      <text:p text:style-name="P15">…</text:p>
      <text:p text:style-name="P15">}</text:p>
      <text:p text:style-name="P15"/>
      <text:p text:style-name="P16">#define LC_CTYPE <text:s text:c="9"/>__LC_CTYPE</text:p>
      <text:p text:style-name="P16"/>
      <text:p text:style-name="P4"><text:span text:style-name="T1">Перепишем</text:span>:</text:p>
      <text:p text:style-name="P4">int<text:tab/>tolower (int c)</text:p>
      <text:p text:style-name="P4">{</text:p>
      <text:p text:style-name="P4"><text:tab/>if ( (c &gt;= -128) &amp;&amp; (c &lt; 256))</text:p>
      <text:p text:style-name="P5"><text:tab/><text:tab/>return (<text:span text:style-name="T9">((int32_t *) _NL_CURRENT (</text:span><text:span text:style-name="T11">__LC_CTYPE</text:span><text:span text:style-name="T9">, </text:span><text:span text:style-name="T10"><text:s/>_NL_ITEM (__LC_CTYPE, 0) </text:span><text:span text:style-name="T12">+ 3</text:span><text:span text:style-name="T9">) + 128)</text:span>[c]);</text:p>
      <text:p text:style-name="P4"><text:tab/>else</text:p>
      <text:p text:style-name="P4"><text:tab/><text:tab/>return (c);</text:p>
      <text:p text:style-name="P22">}</text:p>
      <text:p text:style-name="P22"/>
      <text:p text:style-name="P16"><text:span text:style-name="T1">Где</text:span><text:span text:style-name="T8"> </text:span><text:span text:style-name="T13">__LC_CTYPE</text:span></text:p>
      <text:p text:style-name="P25">#define __LC_CTYPE <text:s text:c="16"/>0</text:p>
      <text:p text:style-name="P25"/>
      <text:p text:style-name="P4"><text:span text:style-name="T1">Перепишем</text:span>:</text:p>
      <text:p text:style-name="P4">int<text:tab/>tolower (int c)</text:p>
      <text:p text:style-name="P4">{</text:p>
      <text:p text:style-name="P4"><text:tab/>if ( (c &gt;= -128) &amp;&amp; (c &lt; 256))</text:p>
      <text:p text:style-name="P5"><text:tab/><text:tab/>return (<text:span text:style-name="T9">((int32_t *) _NL_CURRENT (</text:span><text:span text:style-name="T11">0</text:span><text:span text:style-name="T9">, </text:span><text:span text:style-name="T10"><text:s/>_NL_ITEM (</text:span><text:span text:style-name="T12">0</text:span><text:span text:style-name="T10">, 0) </text:span><text:span text:style-name="T12">+ 3</text:span><text:span text:style-name="T9">) + 128)</text:span>[c]);</text:p>
      <text:p text:style-name="P4"><text:tab/>else</text:p>
      <text:p text:style-name="P4"><text:tab/><text:tab/>return (c);</text:p>
      <text:p text:style-name="P27">}</text:p>
      <text:p text:style-name="P27"/>
      <text:p text:style-name="P17"><text:span text:style-name="T1">Где</text:span><text:span text:style-name="T8"> </text:span><text:span text:style-name="T10">_NL_ITEM</text:span></text:p>
      <text:p text:style-name="P25">#define _NL_ITEM(category, index) <text:s text:c="7"/>(((category) &lt;&lt; 16) | (index))</text:p>
      <text:p text:style-name="P26"/>
      <text:p text:style-name="P5"><text:span text:style-name="T1">Перепишем</text:span>:</text:p>
      <text:p text:style-name="P5">int<text:tab/>tolower (int c)</text:p>
      <text:p text:style-name="P5">{</text:p>
      <text:p text:style-name="P5"><text:tab/>if ( (c &gt;= -128) &amp;&amp; (c &lt; 256))</text:p>
      <text:p text:style-name="P5"><text:tab/><text:tab/>return (<text:span text:style-name="T9">((int32_t *) _NL_CURRENT (</text:span><text:span text:style-name="T11">0</text:span><text:span text:style-name="T9">, </text:span><text:span text:style-name="T10"><text:s/></text:span><text:span text:style-name="T12">(</text:span><text:span text:style-name="T14">((</text:span><text:span text:style-name="T15">0</text:span><text:span text:style-name="T14">) &lt;&lt; 16) | (</text:span><text:span text:style-name="T15">0</text:span><text:span text:style-name="T14">)</text:span><text:span text:style-name="T15">)</text:span><text:span text:style-name="T10"> </text:span><text:span text:style-name="T12">+ 3</text:span><text:span text:style-name="T9">) + 128)</text:span>[c]);</text:p>
      <text:p text:style-name="P5"><text:tab/>else</text:p>
      <text:p text:style-name="P5"><text:tab/><text:tab/>return (c);</text:p>
      <text:p text:style-name="P28">}</text:p>
      <text:p text:style-name="P5"><text:span text:style-name="T1">Перепишем</text:span>:</text:p>
      <text:p text:style-name="P5">int<text:tab/>tolower (int c)</text:p>
      <text:p text:style-name="P5">{</text:p>
      <text:p text:style-name="P5"><text:tab/>if ( (c &gt;= -128) &amp;&amp; (c &lt; 256))</text:p>
      <text:p text:style-name="P5"><text:tab/><text:tab/>return (<text:span text:style-name="T9">((int32_t *) _NL_CURRENT (</text:span><text:span text:style-name="T11">0</text:span><text:span text:style-name="T9">, </text:span><text:span text:style-name="T12">3</text:span><text:span text:style-name="T9">) + 128)</text:span>[c]);</text:p>
      <text:p text:style-name="P5"><text:soft-page-break/><text:tab/>else</text:p>
      <text:p text:style-name="P5"><text:tab/><text:tab/>return (c);</text:p>
      <text:p text:style-name="P28">}</text:p>
      <text:p text:style-name="P28"/>
      <text:p text:style-name="P18"><text:span text:style-name="T1">Где</text:span><text:span text:style-name="T8"> </text:span><text:span text:style-name="T9">_NL_CURRENT (</text:span><text:span text:style-name="T11">0</text:span><text:span text:style-name="T9">, </text:span><text:span text:style-name="T8">3</text:span><text:span text:style-name="T9">)</text:span></text:p>
      <text:p text:style-name="P19">#define _NL_CURRENT(category, item) \</text:p>
      <text:p text:style-name="P19">((*_nl_current_##category)-&gt;values[_NL_ITEM_INDEX (item)].string)</text:p>
      <text:p text:style-name="P19"/>
      <text:p text:style-name="P6"><text:span text:style-name="T1">Перепишем</text:span>:</text:p>
      <text:p text:style-name="P6">int<text:tab/>tolower (int c)</text:p>
      <text:p text:style-name="P6">{</text:p>
      <text:p text:style-name="P6"><text:tab/>if ( (c &gt;= -128) &amp;&amp; (c &lt; 256))</text:p>
      <text:p text:style-name="P6"><text:tab/><text:tab/>return (<text:span text:style-name="T9">((int32_t *) </text:span><text:span text:style-name="T16">_nl_current_</text:span><text:span text:style-name="T11">0</text:span><text:span text:style-name="T16">-&gt;values[_NL_ITEM_INDEX (</text:span><text:span text:style-name="T12">3</text:span><text:span text:style-name="T16">)].string) </text:span><text:span text:style-name="T9">+ 128)</text:span>[c]);</text:p>
      <text:p text:style-name="P6"><text:tab/>else</text:p>
      <text:p text:style-name="P6"><text:tab/><text:tab/>return (c);</text:p>
      <text:p text:style-name="P29">}</text:p>
      <text:p text:style-name="P29"/>
      <text:p text:style-name="P19"><text:span text:style-name="T8">Где _NL_ITEM_INDEX (</text:span><text:span text:style-name="T12">3</text:span><text:span text:style-name="T8">)</text:span></text:p>
      <text:p text:style-name="P19">#define _NL_ITEM_INDEX(item) <text:s text:c="15"/>((int) (item) &amp; 0xffff)</text:p>
      <text:p text:style-name="P19">((int) (3) &amp; 0xffff) == 3</text:p>
      <text:p text:style-name="P6"><text:span text:style-name="T1">Перепишем</text:span>:</text:p>
      <text:p text:style-name="P6">int<text:tab/>tolower (int c)</text:p>
      <text:p text:style-name="P6">{</text:p>
      <text:p text:style-name="P6"><text:tab/>if ( (c &gt;= -128) &amp;&amp; (c &lt; 256))</text:p>
      <text:p text:style-name="P6"><text:tab/><text:tab/>return (<text:span text:style-name="T9">((int32_t *) </text:span><text:span text:style-name="T16">_nl_current_</text:span><text:span text:style-name="T11">0</text:span><text:span text:style-name="T16">-&gt;values[3].string) </text:span><text:span text:style-name="T9">+ 128)</text:span>[c]);</text:p>
      <text:p text:style-name="P6"><text:tab/>else</text:p>
      <text:p text:style-name="P6"><text:tab/><text:tab/>return (c);</text:p>
      <text:p text:style-name="P29">}</text:p>
      <text:p text:style-name="P29"/>
      <text:p text:style-name="P30">Где </text:p>
      <text:p text:style-name="P31">#define DEFINE_CATEGORY(category, category_name, items, a) \</text:p>
      <text:p text:style-name="P31">extern __thread struct __locale_data *const *_nl_current_##category \</text:p>
      <text:p text:style-name="P31"><text:s text:c="2"/>attribute_hidden attribute_tls_model_i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4:47:14.253072737</meta:creation-date>
    <dc:date>2019-01-12T20:11:33.511333209</dc:date>
    <meta:editing-duration>PT9H38M11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" meta:paragraph-count="118" meta:word-count="445" meta:character-count="2919" meta:non-whitespace-character-count="2469"/>
  </office:meta>
</office:document-meta>
</file>